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7279" officeooo:paragraph-rsid="00157279"/>
    </style:style>
    <style:style style:name="P2" style:family="paragraph" style:parent-style-name="Standard">
      <style:text-properties fo:font-weight="bold" officeooo:rsid="00157279" officeooo:paragraph-rsid="00157279" style:font-weight-asian="bold" style:font-weight-complex="bold"/>
    </style:style>
    <style:style style:name="P3" style:family="paragraph" style:parent-style-name="Standard">
      <style:text-properties fo:font-weight="bold" officeooo:rsid="001748b7" officeooo:paragraph-rsid="001748b7" style:font-weight-asian="bold" style:font-weight-complex="bold"/>
    </style:style>
    <style:style style:name="P4" style:family="paragraph" style:parent-style-name="Standard">
      <style:text-properties fo:font-weight="bold" officeooo:rsid="001817ae" officeooo:paragraph-rsid="001817ae" style:font-weight-asian="bold" style:font-weight-complex="bold"/>
    </style:style>
    <style:style style:name="P5" style:family="paragraph" style:parent-style-name="Standard">
      <style:text-properties fo:font-weight="bold" officeooo:rsid="0018db7b" officeooo:paragraph-rsid="0018db7b" style:font-weight-asian="bold" style:font-weight-complex="bold"/>
    </style:style>
    <style:style style:name="P6" style:family="paragraph" style:parent-style-name="Standard">
      <style:text-properties fo:font-weight="bold" officeooo:rsid="0019244c" officeooo:paragraph-rsid="0019244c" style:font-weight-asian="bold" style:font-weight-complex="bold"/>
    </style:style>
    <style:style style:name="P7" style:family="paragraph" style:parent-style-name="Standard">
      <style:text-properties fo:font-weight="bold" officeooo:rsid="001a723e" officeooo:paragraph-rsid="001a723e" style:font-weight-asian="bold" style:font-weight-complex="bold"/>
    </style:style>
    <style:style style:name="P8" style:family="paragraph" style:parent-style-name="Standard">
      <style:text-properties fo:font-weight="bold" officeooo:rsid="001b57be" officeooo:paragraph-rsid="001b57be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officeooo:rsid="00157279" officeooo:paragraph-rsid="00157279"/>
    </style:style>
    <style:style style:name="P10" style:family="paragraph" style:parent-style-name="Standard">
      <style:text-properties fo:font-weight="normal" officeooo:rsid="00157279" officeooo:paragraph-rsid="00157279" style:font-weight-asian="normal" style:font-weight-complex="normal"/>
    </style:style>
    <style:style style:name="P11" style:family="paragraph" style:parent-style-name="Standard">
      <style:text-properties fo:font-weight="normal" officeooo:rsid="00157279" officeooo:paragraph-rsid="001748b7" style:font-weight-asian="normal" style:font-weight-complex="normal"/>
    </style:style>
    <style:style style:name="P12" style:family="paragraph" style:parent-style-name="Standard">
      <style:text-properties fo:font-weight="normal" officeooo:rsid="001748b7" officeooo:paragraph-rsid="001748b7" style:font-weight-asian="normal" style:font-weight-complex="normal"/>
    </style:style>
    <style:style style:name="P13" style:family="paragraph" style:parent-style-name="Standard">
      <style:text-properties fo:font-weight="normal" officeooo:rsid="001817ae" officeooo:paragraph-rsid="001817a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17ae" style:font-weight-asian="normal" style:font-weight-complex="normal"/>
    </style:style>
    <style:style style:name="T3" style:family="text">
      <style:text-properties fo:font-weight="normal" officeooo:rsid="0018db7b" style:font-weight-asian="normal" style:font-weight-complex="normal"/>
    </style:style>
    <style:style style:name="T4" style:family="text">
      <style:text-properties fo:font-weight="normal" officeooo:rsid="0019244c" style:font-weight-asian="normal" style:font-weight-complex="normal"/>
    </style:style>
    <style:style style:name="T5" style:family="text">
      <style:text-properties fo:font-weight="normal" officeooo:rsid="001a723e" style:font-weight-asian="normal" style:font-weight-complex="normal"/>
    </style:style>
    <style:style style:name="T6" style:family="text">
      <style:text-properties fo:font-weight="normal" officeooo:rsid="001b57be" style:font-weight-asian="normal" style:font-weight-complex="normal"/>
    </style:style>
    <style:style style:name="T7" style:family="text">
      <style:text-properties officeooo:rsid="001748b7"/>
    </style:style>
    <style:style style:name="T8" style:family="text">
      <style:text-properties officeooo:rsid="001817ae"/>
    </style:style>
    <style:style style:name="T9" style:family="text">
      <style:text-properties officeooo:rsid="0018db7b"/>
    </style:style>
    <style:style style:name="T10" style:family="text">
      <style:text-properties officeooo:rsid="001b57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création logiciel</text:p>
      <text:p text:style-name="P1"/>
      <text:p text:style-name="P2">Structure :</text:p>
      <text:p text:style-name="P1">Vue utilisateur <text:s text:c="9"/>Métier <text:s text:c="11"/>BDD (<text:span text:style-name="T7">utilisateur / </text:span>recette / ingredients / <text:span text:style-name="T8">corespondance alergene</text:span>)</text:p>
      <text:p text:style-name="P1"/>
      <text:p text:style-name="P2">Action utilisateur</text:p>
      <text:p text:style-name="P9">niveau 1</text:p>
      <text:p text:style-name="P1">ajouter recettes par utilisateur</text:p>
      <text:p text:style-name="P1">ajouter ingredients</text:p>
      <text:p text:style-name="P1">rechercher recettes avec ingredients totalement présents</text:p>
      <text:p text:style-name="P1">gestion multi-utilisateur</text:p>
      <text:p text:style-name="P1"/>
      <text:p text:style-name="P9">niveau 2</text:p>
      <text:p text:style-name="P1">recherche recette </text:p>
      <text:p text:style-name="P1"><text:tab/>- ajouter des ingredients a ce que j’ai</text:p>
      <text:p text:style-name="P1"><text:tab/>- ajouter restriction ingredients / calories / origine recettes ….</text:p>
      <text:p text:style-name="P1">gestion de stock (mise a jour du stock)</text:p>
      <text:p text:style-name="P1">ajout des ingredients via ticket de caisse</text:p>
      <text:p text:style-name="P1"/>
      <text:p text:style-name="P1"/>
      <text:p text:style-name="P2">Questions</text:p>
      <text:p text:style-name="P10">- Comment alimenter la BDD recettes (webscrapping, API externe)</text:p>
      <text:p text:style-name="P1">- Repérage de recette similaires</text:p>
      <text:p text:style-name="P1">- <text:span text:style-name="T7">Méthode de recherche de recette</text:span></text:p>
      <text:p text:style-name="P1"/>
      <text:p text:style-name="P1"/>
      <text:p text:style-name="P2">Interface web </text:p>
      <text:p text:style-name="P12">Ecran 1 : connection </text:p>
      <text:p text:style-name="P12"><text:tab/>Sans connection / se connecter / créer compte/ connection admin</text:p>
      <text:p text:style-name="P12"/>
      <text:p text:style-name="P12">Ecran 2a : sans conection je saisie mes ingredients et quantités → rechercher</text:p>
      <text:p text:style-name="P11"><text:span text:style-name="T7">Ecran 2b : avec connection (sur profil utilisateur)</text:span></text:p>
      <text:p text:style-name="P11"><text:span text:style-name="T7"><text:tab/><text:tab/>- ajout ingredient</text:span></text:p>
      <text:p text:style-name="P11"><text:span text:style-name="T7"><text:tab/><text:tab/>- ajout recettes</text:span></text:p>
      <text:p text:style-name="P11"><text:tab/><text:tab/>- <text:span text:style-name="T7">recherche recette a partir de mes ingredients</text:span></text:p>
      <text:p text:style-name="P11"/>
      <text:p text:style-name="P3">Metier</text:p>
      <text:p text:style-name="P3"><text:span text:style-name="T1">Utilisateur (</text:span><text:span text:style-name="T2">pseudo unique</text:span><text:span text:style-name="T1">, mdp</text:span><text:span text:style-name="T2">) → </text:span><text:span text:style-name="T4">classe abstraite : admin/generique</text:span></text:p>
      <text:p text:style-name="P4"><text:span text:style-name="T1">Ingredient (nom,unité,liste tag) → </text:span><text:span text:style-name="T4">classe simple</text:span></text:p>
      <text:p text:style-name="P4"><text:span text:style-name="T1">Recette (nom, liste ingredient avec quantité, catégories) → </text:span><text:span text:style-name="T4">classe simple</text:span></text:p>
      <text:p text:style-name="P4"><text:span text:style-name="T1">Outils recherche (stock, nb pers) → </text:span><text:span text:style-name="T4">classe abstraite : type de </text:span><text:span text:style-name="T5">methode (BDD/API ...)</text:span></text:p>
      <text:p text:style-name="P4"><text:span text:style-name="T1">Stock (nom, liste ingredient /quantité) → </text:span><text:span text:style-name="T5">classe simple</text:span></text:p>
      <text:p text:style-name="P4"><text:span text:style-name="T1"/></text:p>
      <text:p text:style-name="P4">BDD</text:p>
      <text:p text:style-name="P13">Utilisateur (<text:span text:style-name="T9">#id_user, </text:span>pseudo unique<text:span text:style-name="T7">, mdp, </text:span><text:span text:style-name="T9">id_stock</text:span>)</text:p>
      <text:p text:style-name="P4"><text:span text:style-name="T3">liste_ingredients</text:span><text:span text:style-name="T1"> (#id, nom,unité, liste tag)</text:span></text:p>
      <text:p text:style-name="P5"><text:span text:style-name="T1">liste_stock (id_stock, objet stock)</text:span></text:p>
      <text:p text:style-name="P5"><text:span text:style-name="T1">table_relation_stock_u</text:span><text:span text:style-name="T4">tilisateur</text:span><text:span text:style-name="T1">(#id_stock, #id_utilisateur)</text:span></text:p>
      <text:p text:style-name="P5"><text:span text:style-name="T1">liste_recette(#id, </text:span><text:span text:style-name="T4">createur, statut,</text:span><text:span text:style-name="T1"> objet_recette)</text:span></text:p>
      <text:p text:style-name="P5"><text:span text:style-name="T4"/></text:p>
      <text:p text:style-name="P6">Convention :<text:span text:style-name="T1"> PEP 8 + nom de variable / fonction / classe en anglais</text:span></text:p>
      <text:p text:style-name="P6"><text:span text:style-name="T1"/></text:p>
      <text:p text:style-name="P7"><text:soft-page-break/>Répartition des tâches <text:span text:style-name="T10">pour vendredi </text:span></text:p>
      <text:p text:style-name="P7">* Khalid <text:span text:style-name="T1">: shémas BDD, </text:span><text:span text:style-name="T6">Metier → </text:span><text:span text:style-name="T1"><text:s/></text:span><text:span text:style-name="T6">recette</text:span></text:p>
      <text:p text:style-name="P7">* Maxime : <text:span text:style-name="T6">Metier → Outils_recherche, Ingredient</text:span></text:p>
      <text:p text:style-name="P7">* Christelle :<text:span text:style-name="T1"> </text:span><text:span text:style-name="T6">Métier → Utilisateur, stock</text:span></text:p>
      <text:p text:style-name="P7"><text:span text:style-name="T6"/></text:p>
      <text:p text:style-name="P8"><text:span text:style-name="T6">P</text:span><text:span text:style-name="T1">rochain point 30/0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10:36:18.742824280</meta:creation-date>
    <dc:date>2026-01-23T12:00:14.533837262</dc:date>
    <meta:editing-duration>PT7M21S</meta:editing-duration>
    <meta:editing-cycles>1</meta:editing-cycles>
    <meta:document-statistic meta:table-count="0" meta:image-count="0" meta:object-count="0" meta:page-count="2" meta:paragraph-count="45" meta:word-count="258" meta:character-count="1802" meta:non-whitespace-character-count="1555"/>
    <meta:generator>LibreOffice/7.3.7.2$Linux_X86_64 LibreOffice_project/30$Build-2</meta:generator>
  </office:meta>
</office:document-meta>
</file>